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c2bb" officeooo:paragraph-rsid="001dc2bb"/>
    </style:style>
    <style:style style:name="P2" style:family="paragraph" style:parent-style-name="Standard">
      <style:text-properties officeooo:rsid="001dc2bb" officeooo:paragraph-rsid="00239c0b"/>
    </style:style>
    <style:style style:name="P3" style:family="paragraph" style:parent-style-name="Standard">
      <style:text-properties officeooo:rsid="00226534" officeooo:paragraph-rsid="00226534"/>
    </style:style>
    <style:style style:name="P4" style:family="paragraph" style:parent-style-name="Standard">
      <style:text-properties officeooo:rsid="00234f1b" officeooo:paragraph-rsid="00234f1b"/>
    </style:style>
    <style:style style:name="P5" style:family="paragraph" style:parent-style-name="Standard">
      <style:text-properties officeooo:rsid="00239c0b" officeooo:paragraph-rsid="00239c0b"/>
    </style:style>
    <style:style style:name="T1" style:family="text">
      <style:text-properties officeooo:rsid="001f0da7"/>
    </style:style>
    <style:style style:name="T2" style:family="text">
      <style:text-properties officeooo:rsid="00234f1b"/>
    </style:style>
    <style:style style:name="T3" style:family="text">
      <style:text-properties officeooo:rsid="00239c0b"/>
    </style:style>
    <style:style style:name="T4" style:family="text">
      <style:text-properties officeooo:rsid="00256979"/>
    </style:style>
    <style:style style:name="T5" style:family="text">
      <style:text-properties officeooo:rsid="0025d1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Explain about project architecture,what are the modules involved in your project</text:p>
      <text:p text:style-name="P1">2.How the gstreamer communicates with v4l2 and camera driver</text:p>
      <text:p text:style-name="P1">3.how the communication happens b<text:span text:style-name="T5">e</text:span>tween v4l2 and camera sensor.</text:p>
      <text:p text:style-name="P1">4.how the data which is comes from the camera sensor is send to v4l2.</text:p>
      <text:p text:style-name="P1">5.how the bu<text:span text:style-name="T3">f</text:span>fer allocation done in v4l2</text:p>
      <text:p text:style-name="P1">6.<text:span text:style-name="T3">W</text:span>hich codecs you have used in gstremer for coding and decoding.<text:span text:style-name="T1">(codec names)</text:span></text:p>
      <text:p text:style-name="P5"><text:span text:style-name="T4">7.</text:span>if i want to connect multiple sources and muliple sinks to gstreamer how do you construct the pipeline for this, how did you synchr<text:span text:style-name="T4">oni</text:span>z<text:span text:style-name="T4">e it.</text:span> </text:p>
      <text:p text:style-name="P1"><text:span text:style-name="T4">8.</text:span>.Explain about your application code that u <text:s/>have written in both server and client side</text:p>
      <text:p text:style-name="P1"><text:span text:style-name="T4">9.H</text:span>ow the server communicates <text:s/>the client,(protocol)</text:p>
      <text:p text:style-name="P5"><text:span text:style-name="T4">10</text:span>Did you control the server application remotly.</text:p>
      <text:p text:style-name="P1"><text:span text:style-name="T3">11</text:span>.what <text:s/>are the challenges you were faced in your project</text:p>
      <text:p text:style-name="P2"><text:span text:style-name="T3">12</text:span>.where did you done debugging in your project and how did you debugg the gestreamer pipeline.</text:p>
      <text:p text:style-name="P5">1<text:span text:style-name="T4">3</text:span>.How did you launch <text:s/>your <text:s/>project automation or manually ?. If i want to do it automation how can you do </text:p>
      <text:p text:style-name="P4">1<text:span text:style-name="T4">4.</text:span>what is interrupt handler,explain about bottom half techniques.</text:p>
      <text:p text:style-name="P4">1<text:span text:style-name="T4">5.</text:span>difference between interrupt context and process context</text:p>
      <text:p text:style-name="P4">1<text:span text:style-name="T4">6.</text:span>why tasklets can't sleep.</text:p>
      <text:p text:style-name="P5">1<text:span text:style-name="T4">7</text:span>.can we use the semaphore in workqueues</text:p>
      <text:p text:style-name="P2">1<text:span text:style-name="T4">8.what are the different ipc mechanisms in linux,explain briefly.</text:span></text:p>
      <text:p text:style-name="P4">1<text:span text:style-name="T4">9.</text:span>Explain ipc mechanism in android.(Binder)</text:p>
      <text:p text:style-name="P3"><text:span text:style-name="T4">20.</text:span>what do you know <text:span text:style-name="T2">about </text:span>andro<text:span text:style-name="T2">id(i have e explained android framework and camera stack)</text:span></text:p>
      <text:p text:style-name="P4"><text:span text:style-name="T3">21.</text:span>what is virtula function in C++</text:p>
      <text:p text:style-name="P4"><text:span text:style-name="T3">22.</text:span>what is scope resolution operator</text:p>
      <text:p text:style-name="P4"><text:span text:style-name="T3">23</text:span>.what is parameterised constructer</text:p>
      <text:p text:style-name="P4"><text:span text:style-name="T3">24</text:span>.if you want to use the gatreamer in android how did you use it and how the flow and communication happens with gstreamer from application layer to hardwa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0:26:20.373121838</meta:creation-date>
    <dc:date>2018-04-05T12:39:37.427771831</dc:date>
    <meta:editing-duration>PT10M25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24" meta:word-count="259" meta:character-count="1644" meta:non-whitespace-character-count="1402"/>
  </office:meta>
</office:document-meta>
</file>